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997C12162FE67A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b47804" draw:textarea-horizontal-align="justify" draw:textarea-vertical-align="middle" draw:auto-grow-height="false" fo:min-height="0.896cm" fo:min-width="1.916cm"/>
      <style:paragraph-properties style:writing-mode="lr-tb"/>
    </style:style>
    <style:style style:name="gr3" style:family="graphic" style:parent-style-name="standard">
      <style:graphic-properties svg:stroke-color="#2a6099" draw:textarea-horizontal-align="justify" draw:textarea-vertical-align="middle" draw:auto-grow-height="false" fo:min-height="0.896cm" fo:min-width="5.726cm"/>
      <style:paragraph-properties style:writing-mode="lr-tb"/>
    </style:style>
    <style:style style:name="gr4" style:family="graphic" style:parent-style-name="standard">
      <style:graphic-properties svg:stroke-color="#00a933" draw:textarea-horizontal-align="justify" draw:textarea-vertical-align="middle" draw:auto-grow-height="false" fo:min-height="0.896cm" fo:min-width="5.091cm"/>
      <style:paragraph-properties style:writing-mode="lr-tb"/>
    </style:style>
    <style:style style:name="gr5" style:family="graphic" style:parent-style-name="standard">
      <style:graphic-properties svg:stroke-color="#ffff00" draw:textarea-horizontal-align="justify" draw:textarea-vertical-align="middle" draw:auto-grow-height="false" fo:min-height="0.896cm" fo:min-width="5.091cm"/>
      <style:paragraph-properties style:writing-mode="lr-tb"/>
    </style:style>
    <style:style style:name="gr6" style:family="graphic" style:parent-style-name="standard">
      <style:graphic-properties svg:stroke-color="#ff8000" draw:textarea-horizontal-align="justify" draw:textarea-vertical-align="middle" draw:auto-grow-height="false" fo:min-height="0.896cm" fo:min-width="5.091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/>
    </style:style>
    <style:style style:name="gr8" style:family="graphic" style:parent-style-name="objectwithoutfill">
      <style:graphic-properties draw:marker-end="Arrowheads_20_2" draw:marker-end-width="0.3cm" draw:fill="none"/>
    </style:style>
    <style:style style:name="gr9" style:family="graphic" style:parent-style-name="objectwithoutfill">
      <style:graphic-properties draw:marker-end="Arrowheads_20_3" draw:marker-end-width="0.3cm" draw:fill="none"/>
    </style:style>
    <style:style style:name="gr10" style:family="graphic" style:parent-style-name="objectwithoutfill">
      <style:graphic-properties draw:marker-end="Arrowheads_20_4" draw:marker-end-width="0.3cm" draw:fill="none"/>
    </style:style>
    <style:style style:name="gr11" style:family="graphic" style:parent-style-name="objectwithoutfill">
      <style:graphic-properties draw:marker-end="Arrowheads_20_5" draw:marker-end-width="0.3cm" draw:fill="none"/>
    </style:style>
    <style:style style:name="gr12" style:family="graphic" style:parent-style-name="objectwithoutfill">
      <style:graphic-properties draw:marker-end="Arrowheads_20_6" draw:marker-end-width="0.3cm" draw:fill="none"/>
    </style:style>
    <style:style style:name="gr13" style:family="graphic" style:parent-style-name="objectwithoutfill">
      <style:graphic-properties draw:marker-end="Arrowheads_20_7" draw:marker-end-width="0.3cm" draw:fill="none"/>
    </style:style>
    <style:style style:name="gr14" style:family="graphic" style:parent-style-name="objectwithoutfill">
      <style:graphic-properties draw:marker-end="Arrowheads_20_8" draw:marker-end-width="0.3cm" draw:fill="none"/>
    </style:style>
    <style:style style:name="gr15" style:family="graphic" style:parent-style-name="objectwithoutfill">
      <style:graphic-properties draw:marker-end="Arrowheads_20_9" draw:marker-end-width="0.3cm" draw:fill="none"/>
    </style:style>
    <style:style style:name="gr16" style:family="graphic" style:parent-style-name="objectwithoutfill">
      <style:graphic-properties draw:stroke="dash" draw:stroke-dash="Long_20_Dash" draw:marker-start="Arrowheads_20_11" draw:marker-end="Arrowheads_20_10" draw:marker-end-width="0.3cm" draw:fill="none"/>
    </style:style>
    <style:style style:name="gr17" style:family="graphic" style:parent-style-name="objectwithoutfill">
      <style:graphic-properties draw:stroke="dash" draw:stroke-dash="Long_20_Dash" draw:fill="none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.862cm" fo:min-width="0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86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54cm" svg:height="2.54cm" svg:x="17.78cm" svg:y="0.635cm">
          <draw:image xlink:href="Pictures/100000010000020000000200997C12162FE67AF1.png" xlink:type="simple" xlink:show="embed" xlink:actuate="onLoad" draw:mime-type="image/png">
            <text:p/>
          </draw:image>
        </draw:frame>
        <draw:custom-shape draw:style-name="gr2" draw:text-style-name="P1" xml:id="id1" draw:id="id1" draw:layer="layout" svg:width="2.54cm" svg:height="1.27cm" svg:x="3.81cm" svg:y="13.97cm">
          <text:p text:style-name="P1"><text:span text:style-name="T1">Proof of </text:span></text:p>
          <text:p text:style-name="P1"><text:span text:style-name="T1">block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2.54cm" svg:height="1.27cm" svg:x="6.985cm" svg:y="13.97cm">
          <text:p text:style-name="P1"><text:span text:style-name="T1">Proof of </text:span></text:p>
          <text:p text:style-name="P1"><text:span text:style-name="T1">block #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2.54cm" svg:height="1.27cm" svg:x="10.16cm" svg:y="13.97cm">
          <text:p text:style-name="P1"><text:span text:style-name="T1">Proof of </text:span></text:p>
          <text:p text:style-name="P1"><text:span text:style-name="T1">block #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2.54cm" svg:height="1.27cm" svg:x="15.875cm" svg:y="13.97cm">
          <text:p text:style-name="P1"><text:span text:style-name="T1">Proof of </text:span></text:p>
          <text:p text:style-name="P1"><text:span text:style-name="T1">block #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2.54cm" svg:height="1.27cm" svg:x="19.05cm" svg:y="13.97cm">
          <text:p text:style-name="P1"><text:span text:style-name="T1">Proof of </text:span></text:p>
          <text:p text:style-name="P1"><text:span text:style-name="T1">block #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2.54cm" svg:height="1.27cm" svg:x="22.225cm" svg:y="13.97cm">
          <text:p text:style-name="P1"><text:span text:style-name="T1">Proof of </text:span></text:p>
          <text:p text:style-name="P1"><text:span text:style-name="T1">block #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6.35cm" svg:height="1.27cm" svg:x="5.08cm" svg:y="10.795cm">
          <text:p text:style-name="P1"><text:span text:style-name="T1">Aggregated Proof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9" draw:id="id9" draw:layer="layout" svg:width="5.715cm" svg:height="1.27cm" svg:x="11.43cm" svg:y="8.255cm">
          <text:p text:style-name="P1"><text:span text:style-name="T1">Aggregated Proof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6.35cm" svg:height="1.27cm" svg:x="17.145cm" svg:y="10.795cm">
          <text:p text:style-name="P1"><text:span text:style-name="T1">Aggregated Proof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" draw:id="id10" draw:layer="layout" svg:width="5.715cm" svg:height="1.27cm" svg:x="11.43cm" svg:y="5.08cm">
          <text:p text:style-name="P1"><text:span text:style-name="T1">Recursive Proo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5.715cm" svg:height="1.27cm" svg:x="11.43cm" svg:y="1.27cm">
          <text:p text:style-name="P1"><text:span text:style-name="T1">Ve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line" svg:x1="5.08cm" svg:y1="13.97cm" svg:x2="8.255cm" svg:y2="12.065cm" draw:start-shape="id1" draw:start-glue-point="0" draw:end-shape="id2" draw:end-glue-point="2" svg:d="M5080 13970l3175-1905" svg:viewBox="0 0 3176 1906">
          <text:p/>
        </draw:connector>
        <draw:connector draw:style-name="gr8" draw:text-style-name="P2" draw:layer="layout" draw:type="line" svg:x1="8.255cm" svg:y1="13.97cm" svg:x2="8.255cm" svg:y2="12.065cm" draw:start-shape="id3" draw:start-glue-point="0" draw:end-shape="id2" draw:end-glue-point="2" svg:d="M8255 13970v-1905" svg:viewBox="0 0 1 1906">
          <text:p/>
        </draw:connector>
        <draw:connector draw:style-name="gr9" draw:text-style-name="P2" draw:layer="layout" draw:type="line" svg:x1="11.43cm" svg:y1="13.97cm" svg:x2="8.255cm" svg:y2="12.065cm" draw:start-shape="id4" draw:start-glue-point="0" draw:end-shape="id2" draw:end-glue-point="2" svg:d="M11430 13970l-3175-1905" svg:viewBox="0 0 3176 1906">
          <text:p/>
        </draw:connector>
        <draw:connector draw:style-name="gr10" draw:text-style-name="P2" draw:layer="layout" draw:type="line" svg:x1="17.145cm" svg:y1="13.97cm" svg:x2="20.32cm" svg:y2="12.065cm" draw:start-shape="id5" draw:start-glue-point="0" draw:end-shape="id6" draw:end-glue-point="2" svg:d="M17145 13970l3175-1905" svg:viewBox="0 0 3176 1906">
          <text:p/>
        </draw:connector>
        <draw:connector draw:style-name="gr11" draw:text-style-name="P2" draw:layer="layout" draw:type="line" svg:x1="20.32cm" svg:y1="13.97cm" svg:x2="20.32cm" svg:y2="12.065cm" draw:start-shape="id7" draw:start-glue-point="0" draw:end-shape="id6" draw:end-glue-point="2" svg:d="M20320 13970v-1905" svg:viewBox="0 0 1 1906">
          <text:p/>
        </draw:connector>
        <draw:connector draw:style-name="gr12" draw:text-style-name="P2" draw:layer="layout" draw:type="line" svg:x1="23.495cm" svg:y1="13.97cm" svg:x2="20.32cm" svg:y2="12.065cm" draw:start-shape="id8" draw:start-glue-point="0" draw:end-shape="id6" draw:end-glue-point="2" svg:d="M23495 13970l-3175-1905" svg:viewBox="0 0 3176 1906">
          <text:p/>
        </draw:connector>
        <draw:connector draw:style-name="gr13" draw:text-style-name="P2" draw:layer="layout" draw:type="line" svg:x1="8.255cm" svg:y1="10.795cm" svg:x2="14.287cm" svg:y2="9.525cm" draw:start-shape="id2" draw:start-glue-point="0" draw:end-shape="id9" draw:end-glue-point="2" svg:d="M8255 10795l6032-1270" svg:viewBox="0 0 6033 1271">
          <text:p/>
        </draw:connector>
        <draw:connector draw:style-name="gr14" draw:text-style-name="P2" draw:layer="layout" draw:type="line" svg:x1="20.32cm" svg:y1="10.795cm" svg:x2="14.287cm" svg:y2="9.525cm" draw:start-shape="id6" draw:start-glue-point="0" draw:end-shape="id9" draw:end-glue-point="2" svg:d="M20320 10795l-6033-1270" svg:viewBox="0 0 6034 1271">
          <text:p/>
        </draw:connector>
        <draw:connector draw:style-name="gr15" draw:text-style-name="P2" draw:layer="layout" draw:type="line" svg:x1="14.287cm" svg:y1="8.255cm" svg:x2="14.287cm" svg:y2="6.35cm" draw:start-shape="id9" draw:start-glue-point="0" draw:end-shape="id10" draw:end-glue-point="2" svg:d="M14287 8255v-1905" svg:viewBox="0 0 1 1906">
          <text:p/>
        </draw:connector>
        <draw:connector draw:style-name="gr16" draw:text-style-name="P2" draw:layer="layout" draw:type="line" svg:x1="14.287cm" svg:y1="5.08cm" svg:x2="14.287cm" svg:y2="2.54cm" draw:start-shape="id10" draw:start-glue-point="0" draw:end-shape="id11" draw:end-glue-point="2" svg:d="M14287 5080v-2540" svg:viewBox="0 0 1 2541">
          <text:p/>
        </draw:connector>
        <draw:frame draw:style-name="gr1" draw:text-style-name="P1" draw:layer="layout" svg:width="2.54cm" svg:height="2.54cm" svg:x="8.255cm" svg:y="0.635cm">
          <draw:image xlink:href="Pictures/100000010000020000000200997C12162FE67AF1.png" xlink:type="simple" xlink:show="embed" xlink:actuate="onLoad" draw:mime-type="image/png">
            <text:p/>
          </draw:image>
        </draw:frame>
        <draw:line draw:style-name="gr17" draw:text-style-name="P2" draw:layer="layout" svg:x1="5.08cm" svg:y1="3.81cm" svg:x2="22.86cm" svg:y2="3.81cm">
          <text:p/>
        </draw:line>
        <draw:custom-shape draw:style-name="gr18" draw:text-style-name="P3" draw:layer="layout" svg:width="0.635cm" svg:height="1.27cm" svg:x="5.715cm" svg:y="4.4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3" draw:layer="layout" svg:width="0.635cm" svg:height="1.27cm" svg:x="5.715cm" svg:y="1.9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4" draw:layer="layout" svg:width="2.123cm" svg:height="0.725cm" svg:x="6.35cm" svg:y="4.445cm">
          <draw:text-box>
            <text:p><text:span text:style-name="T2">off-chain</text:span></text:p>
          </draw:text-box>
        </draw:frame>
        <draw:frame draw:style-name="gr20" draw:text-style-name="P4" draw:layer="layout" svg:width="2.132cm" svg:height="0.725cm" svg:x="6.35cm" svg:y="2.54cm">
          <draw:text-box>
            <text:p><text:span text:style-name="T2">on-chain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2T15:46:01.000352714</meta:creation-date>
    <dc:title>Personal</dc:title>
    <meta:editing-duration>PT2M1S</meta:editing-duration>
    <meta:editing-cycles>2</meta:editing-cycles>
    <meta:generator>LibreOffice/7.3.5.2$Linux_X86_64 LibreOffice_project/30$Build-2</meta:generator>
    <dc:date>2022-09-12T16:09:53.635441025</dc:date>
    <meta:document-statistic meta:object-count="51"/>
  </office:meta>
</office:document-meta>
</file>